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**Qty**</text:p>
          </table:table-cell>
          <table:table-cell office:value-type="string" calcext:value-type="string">
            <text:p>**Unit Cost**</text:p>
          </table:table-cell>
          <table:table-cell office:value-type="string" calcext:value-type="string">
            <text:p>**Total Cost**</text:p>
          </table:table-cell>
        </table:table-row>
        <table:table-row table:style-name="ro1">
          <table:table-cell office:value-type="string" calcext:value-type="string">
            <text:p>**Electronics*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Rio 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85" calcext:value-type="currency">
            <text:p>$485.00</text:p>
          </table:table-cell>
          <table:table-cell table:formula="of:=[.C3]*[.B3]" office:value-type="currency" office:currency="USD" office:value="485" calcext:value-type="currency">
            <text:p>$485.00</text:p>
          </table:table-cell>
        </table:table-row>
        <table:table-row table:style-name="ro1">
          <table:table-cell office:value-type="string" calcext:value-type="string">
            <text:p>navX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7" calcext:value-type="currency">
            <text:p>$107.00</text:p>
          </table:table-cell>
          <table:table-cell table:formula="of:=[.C4]*[.B4]" office:value-type="currency" office:currency="USD" office:value="107" calcext:value-type="currency">
            <text:p>$107.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*Drivetrain**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*Arm**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2:.D9])" office:value-type="currency" office:currency="USD" office:value="592" calcext:value-type="currency">
            <text:p>$592.00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16:05:25.944852156</meta:creation-date>
    <dc:date>2023-01-28T16:08:27.237250057</dc:date>
    <meta:editing-duration>PT3M1S</meta:editing-duration>
    <meta:editing-cycles>3</meta:editing-cycles>
    <meta:generator>LibreOffice/7.4.5.1$Linux_X86_64 LibreOffice_project/40$Build-1</meta:generator>
    <meta:document-statistic meta:table-count="1" meta:cell-count="15" meta:object-count="0"/>
  </office:meta>
</office:document-meta>
</file>